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float" office:value="0.19" calcext:value-type="float">
            <text:p>0,19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4.01" calcext:value-type="float">
            <text:p>4,01</text:p>
          </table:table-cell>
          <table:table-cell office:value-type="float" office:value="10.01" calcext:value-type="float">
            <text:p>10,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formula="of:=([.C2]-[.B2])/([.C1]-[.B1])" office:value-type="float" office:value="-18.1818181818182" calcext:value-type="float">
            <text:p>-18,18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1" table:formula="of:=[.B2]-[.B1]*[.B4]" office:value-type="float" office:value="7.46454545454545" calcext:value-type="float">
            <text:p>7,4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kl </meta:initial-creator>
    <meta:creation-date>2016-03-03T14:01:46.540744868</meta:creation-date>
    <dc:date>2016-03-03T14:23:45.722486223</dc:date>
    <dc:creator>kakl </dc:creator>
    <meta:editing-duration>PT6M48S</meta:editing-duration>
    <meta:editing-cycles>2</meta:editing-cycles>
    <meta:generator>LibreOffice/5.0.2.2$Linux_X86_64 LibreOffice_project/00m0$Build-2</meta:generator>
    <meta:document-statistic meta:table-count="1" meta:cell-count="10" meta:object-count="0"/>
  </office:meta>
</office:document-meta>
</file>